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el1" style:family="table" style:master-page-name="HTML">
      <style:table-properties style:width="16.201cm" style:rel-width="90%" style:page-number="auto" table:align="center"/>
    </style:style>
    <style:style style:name="Tabel1.A" style:family="table-column">
      <style:table-column-properties style:column-width="0.423cm" style:rel-column-width="240*"/>
    </style:style>
    <style:style style:name="Tabel1.B" style:family="table-column">
      <style:table-column-properties style:column-width="8.659cm" style:rel-column-width="4909*"/>
    </style:style>
    <style:style style:name="Tabel1.C" style:family="table-column">
      <style:table-column-properties style:column-width="3.374cm" style:rel-column-width="1913*"/>
    </style:style>
    <style:style style:name="Tabel1.D" style:family="table-column">
      <style:table-column-properties style:column-width="3.373cm" style:rel-column-width="1912*"/>
    </style:style>
    <style:style style:name="Tabel1.E" style:family="table-column">
      <style:table-column-properties style:column-width="0.372cm" style:rel-column-width="211*"/>
    </style:style>
    <style:style style:name="Tabel1.A1" style:family="table-cell">
      <style:table-cell-properties style:vertical-align="middle" fo:padding="0.132cm" fo:border="none"/>
    </style:style>
    <style:style style:name="Tabel1.B1" style:family="table-cell">
      <style:table-cell-properties style:vertical-align="middle" fo:background-color="#dddddd" fo:padding="0.132cm" fo:border="none">
        <style:background-image/>
      </style:table-cell-properties>
    </style:style>
    <style:style style:name="Tabel1.B2" style:family="table-cell">
      <style:table-cell-properties style:vertical-align="middle" fo:background-color="#eeeeee" fo:padding="0.132cm" fo:border="none">
        <style:background-image/>
      </style:table-cell-properties>
    </style:style>
    <style:style style:name="Tabel1.C2" style:family="table-cell">
      <style:table-cell-properties fo:background-color="#eeeeee" fo:padding="0.132cm" fo:border="none">
        <style:background-image/>
      </style:table-cell-properties>
    </style:style>
    <style:style style:name="Tabel1.A4" style:family="table-cell">
      <style:table-cell-properties style:vertical-align="middle" fo:background-color="#ddffdd" fo:padding="0.132cm" fo:border="none">
        <style:background-image/>
      </style:table-cell-properties>
    </style:style>
    <style:style style:name="Tabel2" style:family="table">
      <style:table-properties style:width="14.009cm" style:rel-width="90%" table:align="center"/>
    </style:style>
    <style:style style:name="Tabel2.A" style:family="table-column">
      <style:table-column-properties style:column-width="0.205cm" style:rel-column-width="861*"/>
    </style:style>
    <style:style style:name="Tabel2.B" style:family="table-column">
      <style:table-column-properties style:column-width="13.6cm" style:rel-column-width="57253*"/>
    </style:style>
    <style:style style:name="Tabel2.C" style:family="table-column">
      <style:table-column-properties style:column-width="0.205cm" style:rel-column-width="863*"/>
    </style:style>
    <style:style style:name="Tabel2.A1" style:family="table-cell">
      <style:table-cell-properties style:vertical-align="middle" fo:padding="0.049cm" fo:border="none"/>
    </style:style>
    <style:style style:name="Tabel2.A2" style:family="table-cell">
      <style:table-cell-properties style:vertical-align="middle" fo:background-color="#dddddd" fo:padding="0.049cm" fo:border="none">
        <style:background-image/>
      </style:table-cell-properties>
    </style:style>
    <style:style style:name="Tabel2" style:family="table">
      <style:table-properties style:width="14.009cm" style:rel-width="90%" table:align="center"/>
    </style:style>
    <style:style style:name="Tabel2.A" style:family="table-column">
      <style:table-column-properties style:column-width="0.205cm" style:rel-column-width="861*"/>
    </style:style>
    <style:style style:name="Tabel2.B" style:family="table-column">
      <style:table-column-properties style:column-width="13.6cm" style:rel-column-width="57253*"/>
    </style:style>
    <style:style style:name="Tabel2.C" style:family="table-column">
      <style:table-column-properties style:column-width="0.205cm" style:rel-column-width="863*"/>
    </style:style>
    <style:style style:name="Tabel2.A1" style:family="table-cell">
      <style:table-cell-properties style:vertical-align="middle" fo:padding="0.049cm" fo:border="none"/>
    </style:style>
    <style:style style:name="Tabel2.A2" style:family="table-cell">
      <style:table-cell-properties style:vertical-align="middle" fo:background-color="#dddddd" fo:padding="0.049cm" fo:border="none">
        <style:background-image/>
      </style:table-cell-properties>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fo:font-weight="bold"/>
    </style:style>
    <style:style style:name="P4" style:family="paragraph" style:parent-style-name="Table_20_Contents">
      <style:paragraph-properties fo:margin-top="0cm" fo:margin-bottom="0.499cm" style:contextual-spacing="false"/>
    </style:style>
    <style:style style:name="P5" style:family="paragraph" style:parent-style-name="Table_20_Contents" style:list-style-name="L1"/>
    <style:style style:name="P6" style:family="paragraph" style:parent-style-name="Table_20_Contents" style:list-style-name="L1">
      <style:paragraph-properties fo:margin-top="0cm" fo:margin-bottom="0.499cm" style:contextual-spacing="false"/>
    </style:style>
    <style:style style:name="P7" style:family="paragraph" style:parent-style-name="Table_20_Contents" style:list-style-name="L2"/>
    <style:style style:name="P8" style:family="paragraph" style:parent-style-name="Table_20_Contents" style:list-style-name="L2">
      <style:text-properties fo:font-style="italic"/>
    </style:style>
    <style:style style:name="P9" style:family="paragraph" style:parent-style-name="Table_20_Contents" style:list-style-name="L2">
      <style:paragraph-properties fo:margin-top="0cm" fo:margin-bottom="0.499cm" style:contextual-spacing="false"/>
      <style:text-properties fo:font-style="italic"/>
    </style:style>
    <style:style style:name="P10" style:family="paragraph" style:parent-style-name="Table_20_Contents" style:list-style-name="L3"/>
    <style:style style:name="P11" style:family="paragraph" style:parent-style-name="Table_20_Contents" style:list-style-name="L3">
      <style:paragraph-properties fo:margin-top="0cm" fo:margin-bottom="0.499cm" style:contextual-spacing="false"/>
    </style:style>
    <style:style style:name="P12" style:family="paragraph" style:parent-style-name="Table_20_Contents" style:list-style-name="L4"/>
    <style:style style:name="P13" style:family="paragraph" style:parent-style-name="Table_20_Contents" style:list-style-name="L4">
      <style:paragraph-properties fo:margin-top="0cm" fo:margin-bottom="0.499cm" style:contextual-spacing="false"/>
    </style:style>
    <style:style style:name="P14" style:family="paragraph" style:parent-style-name="Table_20_Contents" style:list-style-name="L5"/>
    <style:style style:name="P15" style:family="paragraph" style:parent-style-name="Table_20_Contents" style:list-style-name="L5">
      <style:paragraph-properties fo:margin-top="0cm" fo:margin-bottom="0.499cm" style:contextual-spacing="false"/>
    </style:style>
    <style:style style:name="P16" style:family="paragraph" style:parent-style-name="Table_20_Contents" style:list-style-name="L6"/>
    <style:style style:name="P17" style:family="paragraph" style:parent-style-name="Table_20_Contents" style:list-style-name="L6">
      <style:paragraph-properties fo:margin-top="0cm" fo:margin-bottom="0.499cm" style:contextual-spacing="false"/>
    </style:style>
    <style:style style:name="P18" style:family="paragraph" style:parent-style-name="Table_20_Contents" style:list-style-name="L7"/>
    <style:style style:name="P19" style:family="paragraph" style:parent-style-name="Table_20_Contents" style:list-style-name="L7">
      <style:paragraph-properties fo:margin-top="0cm" fo:margin-bottom="0.499cm" style:contextual-spacing="false"/>
    </style:style>
    <style:style style:name="T1" style:family="text">
      <style:text-properties fo:font-size="24pt"/>
    </style:style>
    <style:style style:name="T2" style:family="text">
      <style:text-properties fo:font-style="italic"/>
    </style:style>
    <style:style style:name="T3" style:family="text">
      <style:text-properties fo:font-style="italic" fo:font-weight="bold"/>
    </style:style>
    <style:style style:name="T4" style:family="text">
      <style:text-properties fo:font-weight="bold"/>
    </style:style>
    <style:style style:name="T5" style:family="text">
      <style:text-properties fo:font-size="10pt"/>
    </style:style>
    <style:style style:name="T6" style:family="text">
      <style:text-properties style:text-underline-style="solid" style:text-underline-width="auto" style:text-underline-color="font-color"/>
    </style:style>
    <style:style style:name="T7" style:family="text"/>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1" table:style-name="Tabel1">
        <table:table-column table:style-name="Tabel1.A"/>
        <table:table-column table:style-name="Tabel1.B"/>
        <table:table-column table:style-name="Tabel1.C"/>
        <table:table-column table:style-name="Tabel1.D"/>
        <table:table-column table:style-name="Tabel1.E"/>
        <table:table-row>
          <table:table-cell table:style-name="Tabel1.A1" office:value-type="string">
            <text:p text:style-name="P1"/>
          </table:table-cell>
          <table:table-cell table:style-name="Tabel1.B1" table:number-columns-spanned="3" office:value-type="string">
            <text:p text:style-name="P3"><text:span text:style-name="T1">ir. Bert Raeymaekers</text:span><text:line-break/>Family / Budgerigar / Pythonista / Volleybal / Tim</text:p>
          </table:table-cell>
          <table:covered-table-cell/>
          <table:covered-table-cell/>
          <table:table-cell table:style-name="Tabel1.A1" office:value-type="string">
            <text:p text:style-name="P1"/>
          </table:table-cell>
        </table:table-row>
        <table:table-row>
          <table:table-cell table:style-name="Tabel1.A1" office:value-type="string">
            <text:p text:style-name="P1"/>
          </table:table-cell>
          <table:table-cell table:style-name="Tabel1.B2" office:value-type="string">
            <text:p text:style-name="Sender">Erps-Kwerps<text:line-break/>voornaam PUNT achternaam AT schilduil PUNT org</text:p>
          </table:table-cell>
          <table:table-cell table:style-name="Tabel1.C2" office:value-type="string">
            <text:p text:style-name="Table_20_Contents">° 7 juli 1974 te Antwerpen, België<text:line-break/>Nationaliteit: Belg</text:p>
          </table:table-cell>
          <table:table-cell table:style-name="Tabel1.B2" office:value-type="string">
            <text:p text:style-name="P2"><text:a xlink:type="simple" xlink:href="https://www.linkedin.com/in/bertraeymaekers/" text:style-name="Internet_20_link" text:visited-style-name="Visited_20_Internet_20_Link">LinkedId</text:a> <text:a xlink:type="simple" xlink:href="https://stackoverflow.com/users/story/5823298" text:style-name="Internet_20_link" text:visited-style-name="Visited_20_Internet_20_Link">Stackoverflow</text:a> <text:line-break/><text:a xlink:type="simple" xlink:href="https://github.com/BertRaeymaekers" text:style-name="Internet_20_link" text:visited-style-name="Visited_20_Internet_20_Link">GitHub</text:a> </text:p>
          </table:table-cell>
          <table:table-cell table:style-name="Tabel1.A1" office:value-type="string">
            <text:p text:style-name="P1"/>
          </table:table-cell>
        </table:table-row>
        <table:table-row>
          <table:table-cell table:style-name="Tabel1.A1" table:number-columns-spanned="5" office:value-type="string">
            <text:p text:style-name="Table_20_Contents"> </text:p>
          </table:table-cell>
          <table:covered-table-cell/>
          <table:covered-table-cell/>
          <table:covered-table-cell/>
          <table:covered-table-cell/>
        </table:table-row>
        <table:table-row>
          <table:table-cell table:style-name="Tabel1.A4" table:number-columns-spanned="5" office:value-type="string">
            <text:p text:style-name="P4">Dat is interessant, laat me daar eens induiken.</text:p>
          </table:table-cell>
          <table:covered-table-cell/>
          <table:covered-table-cell/>
          <table:covered-table-cell/>
          <table:covered-table-cell/>
        </table:table-row>
        <table:table-row>
          <table:table-cell table:style-name="Tabel1.A1" table:number-columns-spanned="5" office:value-type="string">
            <text:p text:style-name="Table_20_Contents"> </text:p>
          </table:table-cell>
          <table:covered-table-cell/>
          <table:covered-table-cell/>
          <table:covered-table-cell/>
          <table:covered-table-cell/>
        </table:table-row>
        <table:table-row>
          <table:table-cell table:style-name="Tabel1.A1" office:value-type="string">
            <text:p text:style-name="P1"/>
          </table:table-cell>
          <table:table-cell table:style-name="Tabel1.B1" office:value-type="string">
            <text:p text:style-name="Table_20_Contents"> </text:p>
          </table:table-cell>
          <table:table-cell table:style-name="Tabel1.A1" office:value-type="string">
            <text:p text:style-name="P1"/>
          </table:table-cell>
          <table:table-cell table:style-name="Tabel1.A1" office:value-type="string">
            <text:p text:style-name="P1"/>
          </table:table-cell>
          <table:table-cell table:style-name="Tabel1.A1" office:value-type="string">
            <text:p text:style-name="P1"/>
          </table:table-cell>
        </table:table-row>
        <table:table-row>
          <table:table-cell table:style-name="Tabel1.A1" office:value-type="string">
            <text:p text:style-name="P1"/>
          </table:table-cell>
          <table:table-cell table:style-name="Tabel1.B1" office:value-type="string">
            <text:p text:style-name="P3">Werkervaring</text:p>
          </table:table-cell>
          <table:table-cell table:style-name="Tabel1.A1" office:value-type="string">
            <text:p text:style-name="P1"/>
          </table:table-cell>
          <table:table-cell table:style-name="Tabel1.A1" office:value-type="string">
            <text:p text:style-name="P1"/>
          </table:table-cell>
          <table:table-cell table:style-name="Tabel1.A1" office:value-type="string">
            <text:p text:style-name="P1"/>
          </table:table-cell>
        </table:table-row>
        <table:table-row>
          <table:table-cell table:style-name="Tabel1.B2" office:value-type="string">
            <text:p text:style-name="Table_20_Contents"> </text:p>
          </table:table-cell>
          <table:table-cell table:style-name="Tabel1.B1" office:value-type="string">
            <text:p text:style-name="Table_20_Contents"> </text:p>
          </table:table-cell>
          <table:table-cell table:style-name="Tabel1.B2" table:number-columns-spanned="3" office:value-type="string">
            <text:p text:style-name="Table_20_Contents"> </text:p>
          </table:table-cell>
          <table:covered-table-cell/>
          <table:covered-table-cell/>
        </table:table-row>
        <table:table-row>
          <table:table-cell table:style-name="Tabel1.B2" table:number-columns-spanned="4" office:value-type="string">
            <text:list text:style-name="L1">
              <text:list-item>
                <text:p text:style-name="P5"><text:span text:style-name="T3">DEC 2020 - MAR 2024</text:span><text:span text:style-name="T4"> Data Engineer - Evonik Porphyrio</text:span><text:line-break/>Taken:</text:p>
                <text:list>
                  <text:list-item>
                    <text:p text:style-name="P5">Ondersteunen, verbeteren en uitbreiden van de data pipeline voor pluimvee data. </text:p>
                  </text:list-item>
                  <text:list-item>
                    <text:p text:style-name="P5">Optimalizeren van CI/CD pipeline. </text:p>
                  </text:list-item>
                  <text:list-item>
                    <text:p text:style-name="P5">Rapport generatie tool ontwikkelen. </text:p>
                  </text:list-item>
                  <text:list-item>
                    <text:p text:style-name="P5">Ontwerpen en implementeren van een nieuw data platform. </text:p>
                  </text:list-item>
                </text:list>
              </text:list-item>
              <text:list-item>
                <text:p text:style-name="P5"><text:span text:style-name="T3">SEP 2012 - DEC 2020</text:span><text:span text:style-name="T4"> Application Engineer - BNP Paribas Asset Management</text:span><text:line-break/>Verantwoordelijkheden/Projecten:</text:p>
                <text:list>
                  <text:list-item>
                    <text:p text:style-name="P5">Automatiseren van installaties, configuraties en beheer van de verschillende applicaties met behulp van Ansible/Python/TFS GIT/Artifactory/Xymon/Nagios: </text:p>
                  </text:list-item>
                  <text:list-item>
                    <text:p text:style-name="P5">Ansible Tower: setup design, configuratie en onderhoud </text:p>
                  </text:list-item>
                  <text:list-item>
                    <text:p text:style-name="P5">Datahub project (devops) - infrastuctuur team (MapR, ScaledRisk/Hbase/Hadoop, ...) en Python ETL pipeline: installaties en configuratie, documenteren </text:p>
                  </text:list-item>
                  <text:list-item>
                    <text:p text:style-name="P5">Kafka onderhoud en integratie met ELK </text:p>
                  </text:list-item>
                  <text:list-item>
                    <text:p text:style-name="P5">ELK (Elasticsearch/Logstash/Kibana/Filebeat): installatie, configuratie en onderhoud </text:p>
                  </text:list-item>
                  <text:list-item>
                    <text:p text:style-name="P5">Wordpress project (devops): installatie, configuratie en onderhoud </text:p>
                  </text:list-item>
                  <text:list-item>
                    <text:p text:style-name="P5">Verschillende gebruikers applicaties (Windows/Solaris/Linux): installeren, upgraden, documenteren, monitoren, disaster recovery, provisioning, resource management, ... </text:p>
                  </text:list-item>
                  <text:list-item>
                    <text:p text:style-name="P5">Subversion server: installatie, configuratie en onderhoud </text:p>
                  </text:list-item>
                  <text:list-item>
                    <text:p text:style-name="P5">Citrix admin (XenApp 6/7) </text:p>
                  </text:list-item>
                  <text:list-item>
                    <text:p text:style-name="P5">WebSphere Specialist (IBM WebSphere Application Server) </text:p>
                  </text:list-item>
                </text:list>
              </text:list-item>
              <text:list-item>
                <text:p text:style-name="P5"><text:span text:style-name="T3">NOV 2006 - AUG 2012</text:span><text:span text:style-name="T4"> Systeem Deskundige - KBC Global Services</text:span><text:line-break/>Automatiseren van installaties en configuraties van web application servers (IBM WebSphere Application Server, Internet Information Services, JBoss EWS, Apache Tomcat, Apache Http Server</text:p>
                <text:list>
                  <text:list-item>
                    <text:p text:style-name="P5">Maken van frameworks voor automatische configuratie van de middleware oplossingen (Python/Jython) </text:p>
                  </text:list-item>
                  <text:list-item>
                    <text:p text:style-name="P5">Schrijven en onderhouden van de procedures en documentatie </text:p>
                  </text:list-item>
                  <text:list-item>
                    <text:p text:style-name="P5">Verschillende klanten helpen met de middleware topologieën rekening houdend met o.a. volume, high availability, disaster recovery </text:p>
                  </text:list-item>
                  <text:list-item>
                    <text:p text:style-name="P5">Troubleshooting (pre-production and production) met behulp van logging en <text:soft-page-break/>dynaTrace instrumentatie </text:p>
                  </text:list-item>
                  <text:list-item>
                    <text:p text:style-name="P5">Tuning en assisteren in performantie testen </text:p>
                  </text:list-item>
                  <text:list-item>
                    <text:p text:style-name="P5">Maken en geven van trainings </text:p>
                  </text:list-item>
                  <text:list-item>
                    <text:p text:style-name="P5">De organizatie informeren over veranderingen en nieuwe services </text:p>
                  </text:list-item>
                </text:list>
              </text:list-item>
              <text:list-item>
                <text:p text:style-name="P5"><text:span text:style-name="T3">FEB 2001 - OKT 2006</text:span> Technical consultant voor Adelior Benelux<text:line-break/>Projects:</text:p>
                <text:list>
                  <text:list-item>
                    <text:p text:style-name="P5"><text:span text:style-name="T2">Laatste</text:span><text:line-break/><text:span text:style-name="T4">NatStar</text:span>: Aanvraag Systeem Kredieten </text:p>
                  </text:list-item>
                  <text:list-item>
                    <text:p text:style-name="P5"><text:span text:style-name="T2">NOV 2004 - SEP 2005</text:span><text:line-break/><text:span text:style-name="T4">WebSphere Administratie</text:span> bij ING België: WebSphere versie 4.0 en 5.1 clusters op Windows/Solaris/AIX; Automatische installatie en administratie voor WebSphere 5.1 met behulp van jacl, java code en/of wsadmin. Problemen oplossen van applicaties met HeapAnalyser en ThreadAnalyzer. </text:p>
                  </text:list-item>
                  <text:list-item>
                    <text:p text:style-name="P5"><text:span text:style-name="T2">SEP 2004 - OCT 2004</text:span>; <text:span text:style-name="T2">APR 2004</text:span><text:line-break/>Intern <text:span text:style-name="T4">Java</text:span> project: Tijdsregistratie en projectopvolgingstoepassing met behulp van struts en hibernate. De toepassing draait op WebSphere 5/DB2 op Windows met een testomgeving op Tomcat/MySQL. De ontwikkelomgeving was Eclipse en WSAD. </text:p>
                  </text:list-item>
                  <text:list-item>
                    <text:p text:style-name="P5"><text:span text:style-name="T2">AUG 2004</text:span><text:line-break/><text:span text:style-name="T4">NatStart</text:span> bij de SNS bank (NL): Account Manager module toegevoegd aan het Bemiddelaars Informatie Systeem (client/server toepassing). </text:p>
                  </text:list-item>
                  <text:list-item>
                    <text:p text:style-name="P5"><text:span text:style-name="T2">JUN 2004 - JUL 2004</text:span><text:line-break/><text:span text:style-name="T4">Java</text:span> project bij Neckermann postorderbedrijf (NL): Omzetten van het klantgegevens deel van het automatische bestel systeem (Ecombo) van Oracle (op AIX) naar IDMS (via eXadas) op mainframe. De toepassing draait op WebSphere 5 op AIX en maakt gebruik van EJB's als interface met de web voorkant. </text:p>
                  </text:list-item>
                  <text:list-item>
                    <text:p text:style-name="P5"><text:span text:style-name="T2">MAY 2004</text:span><text:line-break/><text:span text:style-name="T4">NatStart</text:span> bij SNS bank (NL): Het risicomodel voor de "Consumptief Krediet Kantoren" toepassing ( client/server application). </text:p>
                  </text:list-item>
                  <text:list-item>
                    <text:p text:style-name="P5"><text:span text:style-name="T2">MAR 2001 - MAR 2004</text:span><text:line-break/>Parts II project bij Toyota Motor Europe Marketing and Engineering (TMME). Parts II is een Windows/Mainframe/CICS/DB2 toepassing geschreven in <text:span text:style-name="T4">NatStar</text:span> en cobol voor het Europese voorraadbeheer en bestelsysteem voor reserve onderdelen. Begonnen als online (NatStar) ontwikkelaar in het Maintenance team. Geëvolueerd naar backup voor de build manager. Vanaf december 2001 teamleader voor het online team verantwoordelijk voor het verdelen van het werk, teamleden motiveren, planningen maken, technische analyses en het bewaken van de kwaliteit van de afgeleverde code. </text:p>
                  </text:list-item>
                </text:list>
              </text:list-item>
              <text:list-item>
                <text:p text:style-name="P5"><text:span text:style-name="T3">JUN 2000 - JAN 2001</text:span> Fulltime wetenschappelijk mederwerken aan het Centrum voor Landbouweconomie (CLE) van het Belgische ministerie van landbouw; <text:span text:style-name="T2">Publicatie:</text:span> "Technische en economische resultaten van de varkenshouderij op bedrijven uit het CLE-boekhoudnet (Boekjaar 1998-1999)". </text:p>
              </text:list-item>
              <text:list-item>
                <text:p text:style-name="P5"><text:span text:style-name="T3">NOV 1998 - APR 2000</text:span> Parttime (40%) wetenschappelijk medewerker aan het <text:a xlink:type="simple" xlink:href="http://www.kuleuven.ac.be/ucs/" text:style-name="Internet_20_link" text:visited-style-name="Visited_20_Internet_20_Link">Universitair Centrum voor Statistiek (U.C.S.)</text:a>, K.U.Leuven; VESTAC project: Visualization of and Experimentation with STAtistical Concepts (Education Council K.U.Leuven); Writing web applets. </text:p>
              </text:list-item>
              <text:list-item>
                <text:p text:style-name="P6"><text:span text:style-name="T3">25 NOV 1999 - 25 DEC 1999</text:span> Extra parttime (+40%) wetenschappelijk medewerker aan het <text:a xlink:type="simple" xlink:href="http://www.kuleuven.ac.be/ucs/" text:style-name="Internet_20_link" text:visited-style-name="Visited_20_Internet_20_Link">Universitair Centrum voor de Statistiek (U.C.S.)</text:a>, K.U.Leuven; Statistical analyses. </text:p>
              </text:list-item>
            </text:list>
          </table:table-cell>
          <table:covered-table-cell/>
          <table:covered-table-cell/>
          <table:covered-table-cell/>
          <table:table-cell table:style-name="Tabel1.B2" office:value-type="string">
            <text:p text:style-name="Table_20_Contents"> </text:p>
          </table:table-cell>
        </table:table-row>
        <table:table-row>
          <table:table-cell table:style-name="Tabel1.B2" table:number-columns-spanned="5" office:value-type="string">
            <text:p text:style-name="Table_20_Contents"> </text:p>
          </table:table-cell>
          <table:covered-table-cell/>
          <table:covered-table-cell/>
          <table:covered-table-cell/>
          <table:covered-table-cell/>
        </table:table-row>
        <table:table-row>
          <table:table-cell table:style-name="Tabel1.A1" table:number-columns-spanned="5" office:value-type="string">
            <text:p text:style-name="Table_20_Contents"> </text:p>
          </table:table-cell>
          <table:covered-table-cell/>
          <table:covered-table-cell/>
          <table:covered-table-cell/>
          <table:covered-table-cell/>
        </table:table-row>
        <text:soft-page-break/>
        <table:table-row>
          <table:table-cell table:style-name="Tabel1.A1" office:value-type="string">
            <text:p text:style-name="P1"/>
          </table:table-cell>
          <table:table-cell table:style-name="Tabel1.A1" office:value-type="string">
            <text:p text:style-name="P1"/>
          </table:table-cell>
          <table:table-cell table:style-name="Tabel1.B1" office:value-type="string">
            <text:p text:style-name="Table_20_Contents"> </text:p>
          </table:table-cell>
          <table:table-cell table:style-name="Tabel1.A1" office:value-type="string">
            <text:p text:style-name="P1"/>
          </table:table-cell>
          <table:table-cell table:style-name="Tabel1.A1" office:value-type="string">
            <text:p text:style-name="P1"/>
          </table:table-cell>
        </table:table-row>
        <table:table-row>
          <table:table-cell table:style-name="Tabel1.A1" office:value-type="string">
            <text:p text:style-name="P1"/>
          </table:table-cell>
          <table:table-cell table:style-name="Tabel1.A1" office:value-type="string">
            <text:p text:style-name="P1"/>
          </table:table-cell>
          <table:table-cell table:style-name="Tabel1.B1" office:value-type="string">
            <text:p text:style-name="P3">Opleiding &amp; Diploma's</text:p>
          </table:table-cell>
          <table:table-cell table:style-name="Tabel1.A1" office:value-type="string">
            <text:p text:style-name="P1"/>
          </table:table-cell>
          <table:table-cell table:style-name="Tabel1.A1" office:value-type="string">
            <text:p text:style-name="P1"/>
          </table:table-cell>
        </table:table-row>
        <table:table-row>
          <table:table-cell table:style-name="Tabel1.B2" table:number-columns-spanned="2" office:value-type="string">
            <text:p text:style-name="Table_20_Contents"> </text:p>
          </table:table-cell>
          <table:covered-table-cell/>
          <table:table-cell table:style-name="Tabel1.B1" office:value-type="string">
            <text:p text:style-name="Table_20_Contents"> </text:p>
          </table:table-cell>
          <table:table-cell table:style-name="Tabel1.B2" table:number-columns-spanned="2" office:value-type="string">
            <text:p text:style-name="Table_20_Contents"> </text:p>
          </table:table-cell>
          <table:covered-table-cell/>
        </table:table-row>
        <table:table-row>
          <table:table-cell table:style-name="Tabel1.B2" table:number-columns-spanned="4" office:value-type="string">
            <text:list text:style-name="L2">
              <text:list-item>
                <text:p text:style-name="P7"><text:span text:style-name="T3">2024</text:span> O'Reilly: <text:span text:style-name="T2">AWS CDK - Beginner to Pro</text:span> </text:p>
              </text:list-item>
              <text:list-item>
                <text:p text:style-name="P7"><text:span text:style-name="T3">2024</text:span> O'Reilly: <text:span text:style-name="T2">Scrum Product Owner</text:span> </text:p>
              </text:list-item>
              <text:list-item>
                <text:p text:style-name="P7"><text:span text:style-name="T3">2023</text:span> O'Reilly: <text:span text:style-name="T2">Interactive Dashboards</text:span> </text:p>
              </text:list-item>
              <text:list-item>
                <text:p text:style-name="P7"><text:span text:style-name="T3">2020</text:span> Elastic: <text:span text:style-name="T2">Kibana Data and Ops Analyst</text:span> course. </text:p>
              </text:list-item>
              <text:list-item>
                <text:p text:style-name="P7"><text:span text:style-name="T3">2020</text:span> 365 Data Science: <text:span text:style-name="T2">Advanced Statistical Methods in Python</text:span> course. </text:p>
              </text:list-item>
              <text:list-item>
                <text:p text:style-name="P7"><text:span text:style-name="T3">2020</text:span> 365 Data Science: <text:span text:style-name="T2">SQL + Tableau</text:span> course. </text:p>
              </text:list-item>
              <text:list-item>
                <text:p text:style-name="P7"><text:span text:style-name="T3">2020</text:span> 365 Data Science: <text:span text:style-name="T2">Tableau</text:span> course. </text:p>
              </text:list-item>
              <text:list-item>
                <text:p text:style-name="P7"><text:span text:style-name="T3">2019</text:span> Cloudera: <text:span text:style-name="T2">HBase</text:span> Training. </text:p>
              </text:list-item>
              <text:list-item>
                <text:p text:style-name="P7"><text:span text:style-name="T3">2018</text:span> RedHat: <text:span text:style-name="T2">DO407: Automation with Ansible</text:span> course. </text:p>
              </text:list-item>
              <text:list-item>
                <text:p text:style-name="P7"><text:span text:style-name="T3">2018</text:span> MongoDB University: <text:span text:style-name="T2">M102: MongoDB for DBAs</text:span> (<text:a xlink:type="simple" xlink:href="https://university.mongodb.com/course_completion/2ad15077-114b-4625-84b5-d4608e15" text:style-name="Internet_20_link" text:visited-style-name="Visited_20_Internet_20_Link">certificate</text:a>) </text:p>
              </text:list-item>
              <text:list-item>
                <text:p text:style-name="P7"><text:span text:style-name="T3">2018</text:span> MongoDB University: <text:span text:style-name="T2">M310: MongoDB Security</text:span> (<text:a xlink:type="simple" xlink:href="http://university.mongodb.com/course_completion/8f5c95b4-ecab-45cc-b9a4-2a9ad141" text:style-name="Internet_20_link" text:visited-style-name="Visited_20_Internet_20_Link">certificaat</text:a>) </text:p>
              </text:list-item>
              <text:list-item>
                <text:p text:style-name="P7"><text:span text:style-name="T3">2018</text:span> MongoDB University: <text:span text:style-name="T2">M201: MongoDB Performance</text:span> (<text:a xlink:type="simple" xlink:href="http://university.mongodb.com/course_completion/5c1a4251-4be6-4413-a179-bf610d38" text:style-name="Internet_20_link" text:visited-style-name="Visited_20_Internet_20_Link">certificaat</text:a>) </text:p>
              </text:list-item>
              <text:list-item>
                <text:p text:style-name="P7"><text:span text:style-name="T3">2018</text:span> MongoDB University: <text:span text:style-name="T2">M103: Basic Cluster Administration</text:span> (<text:a xlink:type="simple" xlink:href="http://university.mongodb.com/course_completion/d13d8c2e-cc48-4370-a306-a71970a5" text:style-name="Internet_20_link" text:visited-style-name="Visited_20_Internet_20_Link">certificaat</text:a>) </text:p>
              </text:list-item>
              <text:list-item>
                <text:p text:style-name="P7"><text:span text:style-name="T3">2018</text:span> MongoDB University: <text:span text:style-name="T2">M001: Mongo Basics</text:span> (<text:a xlink:type="simple" xlink:href="http://university.mongodb.com/course_completion/5ef1aad8-d1f7-49d2-8a25-e1111a20" text:style-name="Internet_20_link" text:visited-style-name="Visited_20_Internet_20_Link">certificaat</text:a>) </text:p>
              </text:list-item>
              <text:list-item>
                <text:p text:style-name="P7"><text:span text:style-name="T3">2017</text:span> <text:span text:style-name="T2">LFS151.x: Introduction to Cloud Infrastructure Technologies</text:span> (<text:a xlink:type="simple" xlink:href="https://courses.edx.org/certificates/216def9d41db4e8bb5ddde73da88073d" text:style-name="Internet_20_link" text:visited-style-name="Visited_20_Internet_20_Link">edX certificaat</text:a>) </text:p>
              </text:list-item>
              <text:list-item>
                <text:p text:style-name="P7"><text:span text:style-name="T3">2017</text:span> <text:span text:style-name="T2">WEBSECx: Web Security Fundamentals</text:span> (<text:a xlink:type="simple" xlink:href="https://courses.edx.org/certificates/9d44748d25b042d4ba2acc33e4ee31df" text:style-name="Internet_20_link" text:visited-style-name="Visited_20_Internet_20_Link">edX certificaat</text:a>) </text:p>
              </text:list-item>
              <text:list-item>
                <text:p text:style-name="P7"><text:span text:style-name="T3">2017</text:span> Elastic: <text:span text:style-name="T2">X-pack Machine Learning</text:span> presentatie. </text:p>
              </text:list-item>
              <text:list-item>
                <text:p text:style-name="P7"><text:span text:style-name="T3">2016</text:span> <text:span text:style-name="T2">Getting Started with PowerShell 3.0 Jump Start</text:span> </text:p>
              </text:list-item>
              <text:list-item>
                <text:p text:style-name="P7"><text:span text:style-name="T3">2015</text:span> <text:span text:style-name="T2">DAT203x: Data Science and Machine Learning Essentials</text:span> (<text:a xlink:type="simple" xlink:href="https://courses.edx.org/certificates/user/8306985/course/course-v1:Microsoft+DAT203x+1T2016" text:style-name="Internet_20_link" text:visited-style-name="Visited_20_Internet_20_Link">edX certificaat</text:a>) </text:p>
              </text:list-item>
              <text:list-item>
                <text:p text:style-name="P7"><text:span text:style-name="T3">2013</text:span> <text:span text:style-name="T2">ITIL certified</text:span> </text:p>
              </text:list-item>
              <text:list-item>
                <text:p text:style-name="P7"><text:span text:style-name="T3">2011</text:span> <text:span text:style-name="T2">dynaTrace certified</text:span> </text:p>
              </text:list-item>
              <text:list-item>
                <text:p text:style-name="P7"><text:span text:style-name="T3">2010</text:span> <text:span text:style-name="T2">Novell Certified Linux Administrator (CLA)</text:span> </text:p>
              </text:list-item>
              <text:list-item>
                <text:p text:style-name="P7"><text:span text:style-name="T3">2008</text:span> Getuigschrift van de Universiteit van Gent: <text:span text:style-name="T2">ICT Software &amp; Data processing - Part I: The hardware-software interface </text:span></text:p>
              </text:list-item>
              <text:list-item>
                <text:p text:style-name="P8"><text:span text:style-name="T4">2006</text:span> Linux Professional Institute certified: Junior Level Administration (LPIC-1) <text:span text:style-name="T5">[LPI ID: LPI000100756]</text:span> </text:p>
              </text:list-item>
              <text:list-item>
                <text:p text:style-name="P8"><text:span text:style-name="T4">2005</text:span> BLOSO volleybal trainer C (Volleybal Initiator) </text:p>
              </text:list-item>
              <text:list-item>
                <text:p text:style-name="P8"><text:span text:style-name="T4">2004</text:span> IBM Certified Associate Developer WebSphere Studio V5.0 </text:p>
              </text:list-item>
              <text:list-item>
                <text:p text:style-name="P7"><text:span text:style-name="T3">1998-2000</text:span><text:span text:style-name="T2"> Master of statistics at the </text:span><text:a xlink:type="simple" xlink:href="http://www.kuleuven.ac.be/ucs/" text:style-name="Internet_20_link" text:visited-style-name="Visited_20_Internet_20_Link"><text:span text:style-name="T2">University Centre of Statistics (U.C.S.)</text:span></text:a><text:span text:style-name="T2">, K.U.Leuven, Belgium; English program; Paper: "Risk factors in Sudden Infant Death Syndrome (SIDS)"; Graduated magna cum laude. </text:span></text:p>
              </text:list-item>
              <text:list-item>
                <text:p text:style-name="P7"><text:span text:style-name="T3">1993-1998</text:span><text:span text:style-name="T2"> Bio-ingenieur aan de </text:span><text:a xlink:type="simple" xlink:href="http://www.agr.kuleuven.ac.be/" text:style-name="Internet_20_link" text:visited-style-name="Visited_20_Internet_20_Link"><text:span text:style-name="T2">faculteit landbouwkundige en toegepaste biologische wetenschappen</text:span></text:a><text:span text:style-name="T2">, K.U.Leuven; Major veeteelt, minor cel en gen biotechnologie; Thesis: "Fokstrategieën voor de zeldzame Belgische schapenrassen."; Graduated cum laude. </text:span></text:p>
              </text:list-item>
              <text:list-item>
                <text:p text:style-name="P8"><text:span text:style-name="T4">1986-1993</text:span> ASO wiskunde-wetenschappen, Sint-Albertuscollege Haasrode, Heverlee </text:p>
              </text:list-item>
              <text:list-item>
                <text:p text:style-name="P8"><text:span text:style-name="T4">Extra cursusen</text:span> </text:p>
                <text:list>
                  <text:list-item>
                    <text:p text:style-name="P8">2004, Java Components &amp; Frameworks (Log4j, Apache Commons, JSP/Servlet, Struts, Spring, IoC, Hibernate, ...) </text:p>
                  </text:list-item>
                  <text:list-item>
                    <text:p text:style-name="P8">2003, AUGEO 5: project en resource management </text:p>
                  </text:list-item>
                  <text:list-item>
                    <text:p text:style-name="P8">2002, Portals Training: Mediapps NetPortal, Weblogic en WebSphere portal </text:p>
                  </text:list-item>
                  <text:list-item>
                    <text:p text:style-name="P8">2002, Unified Process Fundamentals training </text:p>
                  </text:list-item>
                  <text:list-item>
                    <text:p text:style-name="P8">2002, Inleiding op AdvancedWeb, NetPortal en OpenMarket </text:p>
                  </text:list-item>
                  <text:list-item>
                    <text:p text:style-name="P8">2002, Inleiding tot UML </text:p>
                  </text:list-item>
                  <text:list-item>
                    <text:p text:style-name="P8">2001, Advanced EJB and WebSphere programming bij IBM </text:p>
                  </text:list-item>
                  <text:list-item>
                    <text:p text:style-name="P8">2001, NatStar cursus bij Cognicase Benelux </text:p>
                  </text:list-item>
                  <text:list-item>
                    <text:p text:style-name="P9">1998, Java cursus aan de K.U.Leuven </text:p>
                  </text:list-item>
                </text:list>
              </text:list-item>
            </text:list>
          </table:table-cell>
          <table:covered-table-cell/>
          <table:covered-table-cell/>
          <table:covered-table-cell/>
          <table:table-cell table:style-name="Tabel1.B2" office:value-type="string">
            <text:p text:style-name="Table_20_Contents"> </text:p>
          </table:table-cell>
        </table:table-row>
        <text:soft-page-break/>
        <table:table-row>
          <table:table-cell table:style-name="Tabel1.B2" table:number-columns-spanned="5" office:value-type="string">
            <text:p text:style-name="Table_20_Contents"> </text:p>
          </table:table-cell>
          <table:covered-table-cell/>
          <table:covered-table-cell/>
          <table:covered-table-cell/>
          <table:covered-table-cell/>
        </table:table-row>
        <table:table-row>
          <table:table-cell table:style-name="Tabel1.A1" table:number-columns-spanned="5" office:value-type="string">
            <text:p text:style-name="Table_20_Contents"> </text:p>
          </table:table-cell>
          <table:covered-table-cell/>
          <table:covered-table-cell/>
          <table:covered-table-cell/>
          <table:covered-table-cell/>
        </table:table-row>
        <table:table-row>
          <table:table-cell table:style-name="Tabel1.A1" office:value-type="string">
            <text:p text:style-name="P1"/>
          </table:table-cell>
          <table:table-cell table:style-name="Tabel1.A1" office:value-type="string">
            <text:p text:style-name="P1"/>
          </table:table-cell>
          <table:table-cell table:style-name="Tabel1.A1" office:value-type="string">
            <text:p text:style-name="P1"/>
          </table:table-cell>
          <table:table-cell table:style-name="Tabel1.B1" office:value-type="string">
            <text:p text:style-name="Table_20_Contents"> </text:p>
          </table:table-cell>
          <table:table-cell table:style-name="Tabel1.A1" office:value-type="string">
            <text:p text:style-name="P1"/>
          </table:table-cell>
        </table:table-row>
        <table:table-row>
          <table:table-cell table:style-name="Tabel1.A1" office:value-type="string">
            <text:p text:style-name="P1"/>
          </table:table-cell>
          <table:table-cell table:style-name="Tabel1.A1" office:value-type="string">
            <text:p text:style-name="P1"/>
          </table:table-cell>
          <table:table-cell table:style-name="Tabel1.A1" office:value-type="string">
            <text:p text:style-name="P1"/>
          </table:table-cell>
          <table:table-cell table:style-name="Tabel1.B1" office:value-type="string">
            <text:p text:style-name="P3">IT skills</text:p>
          </table:table-cell>
          <table:table-cell table:style-name="Tabel1.A1" office:value-type="string">
            <text:p text:style-name="P1"/>
          </table:table-cell>
        </table:table-row>
        <table:table-row>
          <table:table-cell table:style-name="Tabel1.B2" table:number-columns-spanned="3" office:value-type="string">
            <text:p text:style-name="Table_20_Contents"> </text:p>
          </table:table-cell>
          <table:covered-table-cell/>
          <table:covered-table-cell/>
          <table:table-cell table:style-name="Tabel1.B1" office:value-type="string">
            <text:p text:style-name="Table_20_Contents"> </text:p>
          </table:table-cell>
          <table:table-cell table:style-name="Tabel1.B2" office:value-type="string">
            <text:p text:style-name="Table_20_Contents"> </text:p>
          </table:table-cell>
        </table:table-row>
        <table:table-row>
          <table:table-cell table:style-name="Tabel1.B2" table:number-columns-spanned="4" office:value-type="string">
            <text:p text:style-name="Table_20_Contents"> </text:p>
            <table:table table:name="Tabel2" table:style-name="Tabel2">
              <table:table-column table:style-name="Tabel2.A"/>
              <table:table-column table:style-name="Tabel2.B"/>
              <table:table-column table:style-name="Tabel2.C"/>
              <table:table-row>
                <table:table-cell table:style-name="Tabel2.A1" table:number-columns-spanned="3" office:value-type="string">
                  <text:p text:style-name="Table_20_Contents"> </text:p>
                </table:table-cell>
                <table:covered-table-cell/>
                <table:covered-table-cell/>
              </table:table-row>
              <table:table-row>
                <table:table-cell table:style-name="Tabel2.A2" table:number-columns-spanned="3" office:value-type="string">
                  <text:p text:style-name="Table_20_Contents"> <text:span text:style-name="T4">Automatiseer &amp; Documenteer</text:span> </text:p>
                </table:table-cell>
                <table:covered-table-cell/>
                <table:covered-table-cell/>
              </table:table-row>
              <table:table-row>
                <table:table-cell table:style-name="Tabel2.A2" office:value-type="string">
                  <text:p text:style-name="Table_20_Contents"> </text:p>
                </table:table-cell>
                <table:table-cell table:style-name="Tabel2.A1" office:value-type="string">
                  <text:list text:style-name="L3">
                    <text:list-item>
                      <text:p text:style-name="P10">Het 'desired state' model van Ansible vind ik een uitstekend idee. Ansible Tower is een mooi laag errond die zorgt voor struktuur en autorisatie. Het schrijven van playbooks, roles and modules (in Python) geeft veel voldoening. </text:p>
                    </text:list-item>
                    <text:list-item>
                      <text:p text:style-name="P10">Documenteren van setups en procedures op verschillende manieren: wiki, documenten, presentaties, ... voor overdracht naar mezelf, collega's, een offshore team of afnemers. </text:p>
                    </text:list-item>
                    <text:list-item>
                      <text:p text:style-name="P10">Automatiseren van installaties: van een eenvoudig script, over Ansible playbooks tot een heel framework. </text:p>
                    </text:list-item>
                    <text:list-item>
                      <text:p text:style-name="P10">Maken van pijplijnen voor het genereren van installatiepakketten (CI/CD). </text:p>
                    </text:list-item>
                    <text:list-item>
                      <text:p text:style-name="P10">Pytest is een zeer goed uigedacht test framework, niet enkel voor Python. </text:p>
                    </text:list-item>
                    <text:list-item>
                      <text:p text:style-name="P10">Bouwen van monitoring scripts (o.a. multithreaded Python applicatie die regelmatig verschillende web applicaties ondervraagt) </text:p>
                    </text:list-item>
                    <text:list-item>
                      <text:p text:style-name="P10">Kennis verspreiden door presentaties en cursussen te geven. </text:p>
                    </text:list-item>
                    <text:list-item>
                      <text:p text:style-name="P10">Raspberry Pi projecten voor omgevingsmonitoring (licht, stof, ...), backups and monitoring. </text:p>
                    </text:list-item>
                    <text:list-item>
                      <text:p text:style-name="P10">Backup van documenten op Windows/Linux/MacOS automatiseren. </text:p>
                    </text:list-item>
                    <text:list-item>
                      <text:p text:style-name="P11">Experimenteren met 'infrastucture as code' met vagrant op virtuele machines en in de wolken (DigitalOcean). </text:p>
                    </text:list-item>
                  </text:list>
                </table:table-cell>
                <table:table-cell table:style-name="Tabel2.A2" office:value-type="string">
                  <text:p text:style-name="Table_20_Contents"> </text:p>
                </table:table-cell>
              </table:table-row>
              <table:table-row>
                <table:table-cell table:style-name="Tabel2.A1" table:number-columns-spanned="3" office:value-type="string">
                  <text:p text:style-name="Table_20_Contents"> </text:p>
                </table:table-cell>
                <table:covered-table-cell/>
                <table:covered-table-cell/>
              </table:table-row>
              <table:table-row>
                <table:table-cell table:style-name="Tabel2.A2" table:number-columns-spanned="3" office:value-type="string">
                  <text:p text:style-name="Table_20_Contents"> <text:span text:style-name="T4">Technologiën/Omgevingen</text:span> </text:p>
                </table:table-cell>
                <table:covered-table-cell/>
                <table:covered-table-cell/>
              </table:table-row>
              <table:table-row>
                <table:table-cell table:style-name="Tabel2.A2" office:value-type="string">
                  <text:p text:style-name="Table_20_Contents"> </text:p>
                </table:table-cell>
                <table:table-cell table:style-name="Tabel2.A1" office:value-type="string">
                  <text:list text:style-name="L4">
                    <text:list-item>
                      <text:p text:style-name="P12">AWS automatiseren: van Terraform/Terragrunt naar CDK. </text:p>
                    </text:list-item>
                    <text:list-item>
                      <text:p text:style-name="P12">CI/CD met Jenkins. </text:p>
                    </text:list-item>
                    <text:list-item>
                      <text:p text:style-name="P12">Atlassion Jira </text:p>
                    </text:list-item>
                    <text:list-item>
                      <text:p text:style-name="P12">Xymon lichtgewicht monitoring. </text:p>
                    </text:list-item>
                    <text:list-item>
                      <text:p text:style-name="P12">Inst.&amp;Conf.: Ansible Tower met authenticatie op AD. </text:p>
                    </text:list-item>
                    <text:list-item>
                      <text:p text:style-name="P12">Inst.&amp;Conf.: Elasticsearch / Logstash / Kibana stack met X-pack met authenticatie op AD en Kafka streaming. </text:p>
                    </text:list-item>
                    <text:list-item>
                      <text:p text:style-name="P12">Raspberry Pi </text:p>
                    </text:list-item>
                    <text:list-item>
                      <text:p text:style-name="P12">Inst.&amp;Conf.: Subversion met authentication op AD. </text:p>
                    </text:list-item>
                    <text:list-item>
                      <text:p text:style-name="P12">Multitier toepassingen: Windows - CICS - Mainframe - DB2 (NatStar) </text:p>
                    </text:list-item>
                    <text:list-item>
                      <text:p text:style-name="P12">Multitier toepassingen: Windows - TP - Windows - Sybase (NatStar) </text:p>
                    </text:list-item>
                    <text:list-item>
                      <text:p text:style-name="P12">Backend toepassingen: EJB - WebSphere - Oracle/IDMS (java) </text:p>
                    </text:list-item>
                    <text:list-item>
                      <text:p text:style-name="P12">Web sites &amp; web toepassingen</text:p>
                      <text:list>
                        <text:list-item>
                          <text:p text:style-name="P12">met statische website genratoren </text:p>
                        </text:list-item>
                        <text:list-item>
                          <text:p text:style-name="P12">met Bootstrap </text:p>
                        </text:list-item>
                        <text:list-item>
                          <text:p text:style-name="P12">met plain html/javascipt </text:p>
                        </text:list-item>
                        <text:list-item>
                          <text:p text:style-name="P12">met php and MySQL </text:p>
                        </text:list-item>
                        <text:list-item>
                          <text:p text:style-name="P13">met JSP/Servlets/Struts/Hibernate/MySQL/DB2 </text:p>
                        </text:list-item>
                      </text:list>
                    </text:list-item>
                  </text:list>
                </table:table-cell>
                <table:table-cell table:style-name="Tabel2.A2" office:value-type="string">
                  <text:p text:style-name="Table_20_Contents"> </text:p>
                </table:table-cell>
              </table:table-row>
              <table:table-row>
                <table:table-cell table:style-name="Tabel2.A1" table:number-columns-spanned="3" office:value-type="string">
                  <text:p text:style-name="Table_20_Contents"> </text:p>
                </table:table-cell>
                <table:covered-table-cell/>
                <table:covered-table-cell/>
              </table:table-row>
              <table:table-row>
                <table:table-cell table:style-name="Tabel2.A2" table:number-columns-spanned="3" office:value-type="string">
                  <text:p text:style-name="Table_20_Contents"><text:soft-page-break/> <text:span text:style-name="T4">Programeer Talen &amp; Ontwikkel Tools</text:span> </text:p>
                </table:table-cell>
                <table:covered-table-cell/>
                <table:covered-table-cell/>
              </table:table-row>
              <table:table-row>
                <table:table-cell table:style-name="Tabel2.A2" office:value-type="string">
                  <text:p text:style-name="Table_20_Contents"> </text:p>
                </table:table-cell>
                <table:table-cell table:style-name="Tabel2.A1" office:value-type="string">
                  <text:list text:style-name="L5">
                    <text:list-item>
                      <text:p text:style-name="P14">BI tools: Tableau, Power BI, Superset </text:p>
                    </text:list-item>
                    <text:list-item>
                      <text:p text:style-name="P14">Orchestration tools: Airflow, Dagster </text:p>
                    </text:list-item>
                    <text:list-item>
                      <text:p text:style-name="P14">Python(3) programmeren/scripten (SQLAlchemy, PonyORM, pymongo, Airflow, Dagster, ...) met Pip(x)/Poetry, Pytest en coverage, Pylint/Ruff, Black, Mypy, ... </text:p>
                    </text:list-item>
                    <text:list-item>
                      <text:p text:style-name="P14">Databases: sqlite, Postgresql, MySQL/MariaDB, MS SQL, DB2 </text:p>
                    </text:list-item>
                    <text:list-item>
                      <text:p text:style-name="P14">Java (POJO, JEE, Hibernate) </text:p>
                    </text:list-item>
                    <text:list-item>
                      <text:p text:style-name="P14">Perl </text:p>
                    </text:list-item>
                    <text:list-item>
                      <text:p text:style-name="P14">PHP </text:p>
                    </text:list-item>
                    <text:list-item>
                      <text:p text:style-name="P14">NCL (NatStar/NatWeb) </text:p>
                    </text:list-item>
                    <text:list-item>
                      <text:p text:style-name="P14">Visual Basic, GWBasic </text:p>
                    </text:list-item>
                    <text:list-item>
                      <text:p text:style-name="P14">Basic C </text:p>
                    </text:list-item>
                    <text:list-item>
                      <text:p text:style-name="P14">Shell scripting (ksh, bash, dos) </text:p>
                    </text:list-item>
                    <text:list-item>
                      <text:p text:style-name="P14">(Turbo) Pascal </text:p>
                    </text:list-item>
                    <text:list-item>
                      <text:p text:style-name="P14">HTML, JavaScript </text:p>
                    </text:list-item>
                    <text:list-item>
                      <text:p text:style-name="P15">Versioning systems: git, CVS, Subversion, ClearCase, NSAConfig </text:p>
                    </text:list-item>
                  </text:list>
                </table:table-cell>
                <table:table-cell table:style-name="Tabel2.A2" office:value-type="string">
                  <text:p text:style-name="Table_20_Contents"> </text:p>
                </table:table-cell>
              </table:table-row>
              <table:table-row>
                <table:table-cell table:style-name="Tabel2.A1" table:number-columns-spanned="3" office:value-type="string">
                  <text:p text:style-name="Table_20_Contents"> </text:p>
                </table:table-cell>
                <table:covered-table-cell/>
                <table:covered-table-cell/>
              </table:table-row>
            </table:table>
            <text:p text:style-name="Table_20_Contents"/>
          </table:table-cell>
          <table:covered-table-cell/>
          <table:covered-table-cell/>
          <table:covered-table-cell/>
          <table:table-cell table:style-name="Tabel1.B2" office:value-type="string">
            <text:p text:style-name="Table_20_Contents"> </text:p>
          </table:table-cell>
        </table:table-row>
        <table:table-row>
          <table:table-cell table:style-name="Tabel1.B2" table:number-columns-spanned="5" office:value-type="string">
            <text:p text:style-name="Table_20_Contents"> </text:p>
          </table:table-cell>
          <table:covered-table-cell/>
          <table:covered-table-cell/>
          <table:covered-table-cell/>
          <table:covered-table-cell/>
        </table:table-row>
        <table:table-row>
          <table:table-cell table:style-name="Tabel1.A1" table:number-columns-spanned="5" office:value-type="string">
            <text:p text:style-name="Table_20_Contents"> </text:p>
          </table:table-cell>
          <table:covered-table-cell/>
          <table:covered-table-cell/>
          <table:covered-table-cell/>
          <table:covered-table-cell/>
        </table:table-row>
        <table:table-row>
          <table:table-cell table:style-name="Tabel1.A1" office:value-type="string">
            <text:p text:style-name="P1"/>
          </table:table-cell>
          <table:table-cell table:style-name="Tabel1.B1" office:value-type="string">
            <text:p text:style-name="Table_20_Contents"> </text:p>
          </table:table-cell>
          <table:table-cell table:style-name="Tabel1.A1" office:value-type="string">
            <text:p text:style-name="P1"/>
          </table:table-cell>
          <table:table-cell table:style-name="Tabel1.A1" office:value-type="string">
            <text:p text:style-name="P1"/>
          </table:table-cell>
          <table:table-cell table:style-name="Tabel1.A1" office:value-type="string">
            <text:p text:style-name="P1"/>
          </table:table-cell>
        </table:table-row>
        <table:table-row>
          <table:table-cell table:style-name="Tabel1.A1" office:value-type="string">
            <text:p text:style-name="P1"/>
          </table:table-cell>
          <table:table-cell table:style-name="Tabel1.B1" office:value-type="string">
            <text:p text:style-name="P3">Talenkennis</text:p>
          </table:table-cell>
          <table:table-cell table:style-name="Tabel1.A1" office:value-type="string">
            <text:p text:style-name="P1"/>
          </table:table-cell>
          <table:table-cell table:style-name="Tabel1.A1" office:value-type="string">
            <text:p text:style-name="P1"/>
          </table:table-cell>
          <table:table-cell table:style-name="Tabel1.A1" office:value-type="string">
            <text:p text:style-name="P1"/>
          </table:table-cell>
        </table:table-row>
        <table:table-row>
          <table:table-cell table:style-name="Tabel1.B2" office:value-type="string">
            <text:p text:style-name="Table_20_Contents"> </text:p>
          </table:table-cell>
          <table:table-cell table:style-name="Tabel1.B1" office:value-type="string">
            <text:p text:style-name="Table_20_Contents"> </text:p>
          </table:table-cell>
          <table:table-cell table:style-name="Tabel1.B2" table:number-columns-spanned="3" office:value-type="string">
            <text:p text:style-name="Table_20_Contents"> </text:p>
          </table:table-cell>
          <table:covered-table-cell/>
          <table:covered-table-cell/>
        </table:table-row>
        <table:table-row>
          <table:table-cell table:style-name="Tabel1.B2" table:number-columns-spanned="4" office:value-type="string">
            <text:list text:style-name="L6">
              <text:list-item>
                <text:p text:style-name="P16"><text:span text:style-name="T6">Nederlands</text:span> als moedertaal </text:p>
              </text:list-item>
              <text:list-item>
                <text:p text:style-name="P16">Uitstekend in <text:span text:style-name="T6">Engels</text:span> </text:p>
              </text:list-item>
              <text:list-item>
                <text:p text:style-name="P16">Zeer goed in het begrijpen van geschreven en gesproken <text:span text:style-name="T6">Frans</text:span>, matig in schrijven, goed in spreken </text:p>
              </text:list-item>
              <text:list-item>
                <text:p text:style-name="P17">Goed in het begrijpen van geschreven en gesproken <text:span text:style-name="T6">Duits</text:span>, veel minder in schrijven en spreken </text:p>
              </text:list-item>
            </text:list>
          </table:table-cell>
          <table:covered-table-cell/>
          <table:covered-table-cell/>
          <table:covered-table-cell/>
          <table:table-cell table:style-name="Tabel1.B2" office:value-type="string">
            <text:p text:style-name="Table_20_Contents"> </text:p>
          </table:table-cell>
        </table:table-row>
        <table:table-row>
          <table:table-cell table:style-name="Tabel1.B2" table:number-columns-spanned="5" office:value-type="string">
            <text:p text:style-name="Table_20_Contents"> </text:p>
          </table:table-cell>
          <table:covered-table-cell/>
          <table:covered-table-cell/>
          <table:covered-table-cell/>
          <table:covered-table-cell/>
        </table:table-row>
        <table:table-row>
          <table:table-cell table:style-name="Tabel1.A1" table:number-columns-spanned="5" office:value-type="string">
            <text:p text:style-name="Table_20_Contents"> </text:p>
          </table:table-cell>
          <table:covered-table-cell/>
          <table:covered-table-cell/>
          <table:covered-table-cell/>
          <table:covered-table-cell/>
        </table:table-row>
        <table:table-row>
          <table:table-cell table:style-name="Tabel1.A1" office:value-type="string">
            <text:p text:style-name="P1"/>
          </table:table-cell>
          <table:table-cell table:style-name="Tabel1.A1" office:value-type="string">
            <text:p text:style-name="P1"/>
          </table:table-cell>
          <table:table-cell table:style-name="Tabel1.B1" office:value-type="string">
            <text:p text:style-name="Table_20_Contents"> </text:p>
          </table:table-cell>
          <table:table-cell table:style-name="Tabel1.A1" office:value-type="string">
            <text:p text:style-name="P1"/>
          </table:table-cell>
          <table:table-cell table:style-name="Tabel1.A1" office:value-type="string">
            <text:p text:style-name="P1"/>
          </table:table-cell>
        </table:table-row>
        <table:table-row>
          <table:table-cell table:style-name="Tabel1.A1" office:value-type="string">
            <text:p text:style-name="P1"/>
          </table:table-cell>
          <table:table-cell table:style-name="Tabel1.A1" office:value-type="string">
            <text:p text:style-name="P1"/>
          </table:table-cell>
          <table:table-cell table:style-name="Tabel1.B1" office:value-type="string">
            <text:p text:style-name="P3">Hobby's &amp; Interesses</text:p>
          </table:table-cell>
          <table:table-cell table:style-name="Tabel1.A1" office:value-type="string">
            <text:p text:style-name="P1"/>
          </table:table-cell>
          <table:table-cell table:style-name="Tabel1.A1" office:value-type="string">
            <text:p text:style-name="P1"/>
          </table:table-cell>
        </table:table-row>
        <table:table-row>
          <table:table-cell table:style-name="Tabel1.B2" table:number-columns-spanned="2" office:value-type="string">
            <text:p text:style-name="Table_20_Contents"> </text:p>
          </table:table-cell>
          <table:covered-table-cell/>
          <table:table-cell table:style-name="Tabel1.B1" office:value-type="string">
            <text:p text:style-name="Table_20_Contents"> </text:p>
          </table:table-cell>
          <table:table-cell table:style-name="Tabel1.B2" table:number-columns-spanned="2" office:value-type="string">
            <text:p text:style-name="Table_20_Contents"> </text:p>
          </table:table-cell>
          <table:covered-table-cell/>
        </table:table-row>
        <table:table-row>
          <table:table-cell table:style-name="Tabel1.B2" table:number-columns-spanned="4" office:value-type="string">
            <text:list text:style-name="L7">
              <text:list-item>
                <text:p text:style-name="P18">Volleybal speler; Tot het seizoen 2004/2005 trainer van het amateur team CME. Seizoen 2007-2010 trainer dames liefhebbers Vollek. </text:p>
              </text:list-item>
              <text:list-item>
                <text:p text:style-name="P18">Tot 2004 voetbal speler bij VK Heuvel-lo </text:p>
              </text:list-item>
              <text:list-item>
                <text:p text:style-name="P18">Sinds 1992 actief in JeKa. JeKa is voor jongeren (12j-18j) van de parochie Herent. </text:p>
              </text:list-item>
              <text:list-item>
                <text:p text:style-name="P18">Was een actief lid van Verzetje, het jeugdpastoraal team van de federatie Herent. </text:p>
              </text:list-item>
              <text:list-item>
                <text:p text:style-name="P18">Deelnemer en medewerker aan Tentenkamp van 1999 tot 2006. </text:p>
              </text:list-item>
              <text:list-item>
                <text:p text:style-name="P18">Lid van de Belgische Grasparkieten Club. </text:p>
              </text:list-item>
              <text:list-item>
                <text:p text:style-name="P19">Lid van het <text:a xlink:type="simple" xlink:href="http://www.sle.be/" text:style-name="Internet_20_link" text:visited-style-name="Visited_20_Internet_20_Link">Steunpunt Levend Erfgoed</text:a>. </text:p>
              </text:list-item>
            </text:list>
          </table:table-cell>
          <table:covered-table-cell/>
          <table:covered-table-cell/>
          <table:covered-table-cell/>
          <table:table-cell table:style-name="Tabel1.B2" office:value-type="string">
            <text:p text:style-name="Table_20_Contents"> </text:p>
          </table:table-cell>
        </table:table-row>
        <table:table-row>
          <table:table-cell table:style-name="Tabel1.A1" table:number-columns-spanned="5" office:value-type="string">
            <text:p text:style-name="Table_20_Contents"> </text:p>
          </table:table-cell>
          <table:covered-table-cell/>
          <table:covered-table-cell/>
          <table:covered-table-cell/>
          <table:covered-table-cell/>
        </table:table-row>
      </table:table>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l" fo:country="BE" style:letter-kerning="tru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l" fo:country="BE" style:font-name-asian="DejaVu Sans" style:font-size-asian="12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r. Bert Raeymaekers</dc:title>
    <meta:initial-creator>Bert Reaymaekers</meta:initial-creator>
    <dc:date>2024-04-09T17:56:22.843805100</dc:date>
    <meta:editing-duration>PT36S</meta:editing-duration>
    <meta:editing-cycles>1</meta:editing-cycles>
    <meta:document-statistic meta:table-count="2" meta:image-count="0" meta:object-count="0" meta:page-count="5" meta:paragraph-count="186" meta:word-count="1516" meta:character-count="10675" meta:non-whitespace-character-count="9248"/>
    <meta:generator>LibreOffice/7.4.7.2$Linux_X86_64 LibreOffice_project/40$Build-2</meta:generator>
  </office:meta>
</office:document-meta>
</file>